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7.268cm" fo:min-width="7.018cm" fo:padding-top="0.176cm" fo:padding-bottom="0.176cm" fo:padding-left="0.301cm" fo:padding-right="0.301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00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9cm" svg:height="0.19cm" svg:x="2.399cm" svg:y="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9cm" svg:height="0.191cm" svg:x="5.708cm" svg:y="6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9cm" svg:height="0.191cm" svg:x="5.658cm" svg:y="5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19cm" svg:height="0.191cm" svg:x="2.708cm" svg:y="6.8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7.62cm" svg:height="7.62cm" svg:x="8.747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91cm" svg:height="0.191cm" svg:x="10.748cm" svg:y="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9cm" svg:height="0.191cm" svg:x="15.605cm" svg:y="4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9cm" svg:height="0.191cm" svg:x="9.455cm" svg:y="5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19cm" svg:height="0.191cm" svg:x="13.555cm" svg:y="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1cm" svg:y="8.7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19cm" svg:height="0.191cm" svg:x="4.558cm" svg:y="10.4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1.708cm" svg:y="12.0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1cm" svg:height="0.191cm" svg:x="4.076cm" svg:y="14.5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7.308cm" svg:y="14.1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7.62cm" svg:height="7.62cm" svg:x="8.747cm" svg:y="8.7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19cm" svg:height="0.191cm" svg:x="11.405cm" svg:y="12.8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4.105cm" svg:y="12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2.522cm" svg:y="1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33:13.878351501</meta:creation-date>
    <dc:date>2016-10-15T20:06:10.601525565</dc:date>
    <dc:creator>and </dc:creator>
    <meta:editing-duration>PT3H7M</meta:editing-duration>
    <meta:editing-cycles>2</meta:editing-cycles>
    <meta:generator>LibreOffice/5.0.6.2$Linux_X86_64 LibreOffice_project/00m0$Build-2</meta:generator>
    <meta:document-statistic meta:object-count="19"/>
  </office:meta>
</office:document-meta>
</file>